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</style:style>
    <style:style style:name="P4" style:family="paragraph" style:parent-style-name="bp">
      <style:paragraph-properties fo:margin-top="0cm" fo:margin-bottom="0cm" loext:contextual-spacing="false"/>
      <style:text-properties fo:color="#000000" style:font-name="Arial" fo:font-size="14pt" style:font-size-asian="14pt" style:font-name-complex="Arial" style:font-size-complex="14pt"/>
    </style:style>
    <style:style style:name="P5" style:family="paragraph" style:parent-style-name="bp">
      <style:paragraph-properties fo:margin-top="0cm" fo:margin-bottom="0cm" loext:contextual-spacing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bp">
      <style:paragraph-properties fo:margin-top="0cm" fo:margin-bottom="0cm" loext:contextual-spacing="false"/>
      <style:text-properties fo:color="#000000"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7" style:family="paragraph" style:parent-style-name="bp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da1ec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5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/>
    </style:style>
    <style:style style:name="T6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2pt" style:font-weight-complex="bold"/>
    </style:style>
    <style:style style:name="T7" style:family="text">
      <style:text-properties fo:color="#000000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weight-complex="bold"/>
    </style:style>
    <style:style style:name="T8" style:family="text"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/>
    </style:style>
    <style:style style:name="T9" style:family="text">
      <style:text-properties fo:color="#000000" style:font-name="Arial" fo:font-size="10pt" fo:font-weight="bold" style:font-size-asian="10pt" style:font-weight-asian="bold" style:font-name-complex="Arial" style:font-size-complex="12pt"/>
    </style:style>
    <style:style style:name="T10" style:family="text">
      <style:text-properties fo:color="#000000" style:font-name="Arial" fo:font-size="10pt" style:font-size-asian="10pt" style:font-name-complex="Arial"/>
    </style:style>
    <style:style style:name="T11" style:family="text">
      <style:text-properties fo:color="#000000" style:font-name="Arial" fo:font-size="10pt" style:font-size-asian="10pt" style:font-name-complex="Arial" style:font-size-complex="12pt"/>
    </style:style>
    <style:style style:name="T12" style:family="text">
      <style:text-properties fo:color="#000000" style:font-name="Arial" fo:font-size="10pt" fo:font-style="italic" style:font-size-asian="10pt" style:font-style-asian="italic" style:font-name-complex="Arial"/>
    </style:style>
    <style:style style:name="T13" style:family="text">
      <style:text-properties fo:color="#000000" style:font-name="Arial" fo:font-size="10pt" fo:font-style="italic" style:font-size-asian="10pt" style:font-style-asian="italic" style:font-name-complex="Arial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TC01 – Cadastrar dados acadêmicos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 quero realizar o cadastro de dados acadêmicos como turmas e professores no sistema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um funcionário da secretaria; Estar na página de cadastro de dados acadêmico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Dados acadêmicos cadastrados;</text:span></text:span></text:p>
      <text:p text:style-name="P3"><text:span text:style-name="Fonte_20_parág._20_padrão"><text:span text:style-name="T7">Data required</text:span></text:span><text:span text:style-name="Fonte_20_parág._20_padrão"><text:span text:style-name="T10">: Dados acadêmicos como informações sobre turma (número, quantidade de alunos, matérias) e professores (nome, registro, matéria, turmas que dá aula).</text:span></text:span></text:p>
      <text:p text:style-name="P4"/>
      <text:p text:style-name="P3"><text:span text:style-name="Fonte_20_parág._20_padrão"><text:span text:style-name="T4">TC02 – Cadastrar espaços físicos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 quero realizar o cadastro de dados espaços físicos no sistema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um funcionário da secretaria; Estar na página de cadastro de espaços físico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Dados de espaços físicos cadastrados;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Dados de espaços físicos, como localidade, número da sala e capacidade de alunos;</text:span></text:span></text:p>
      <text:p text:style-name="P5"/>
      <text:p text:style-name="P3"><text:span text:style-name="Fonte_20_parág._20_padrão"><text:span text:style-name="T4">TC03 – Importar dados de uma planilha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 quero importar dados para o sistema de uma planilha utilizada antigamente para o gerenciamento de espaço físico;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um funcionário da secretaria; Estar na página de importação de dado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Dados importados para o sistema;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Planilha de dados preenchida;</text:span></text:span></text:p>
      <text:p text:style-name="P5"/>
      <text:p text:style-name="P3"><text:span text:style-name="Fonte_20_parág._20_padrão"><text:span text:style-name="T4">TC04 – Alterar alocações de turmas e professores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 quero alterar alocações de turmas e professores previamente cadastrados;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um funcionário da secretaria; Ter dados de alocação de turmas e professores previamente cadastrados; Estar na página de alteração de dados de alocação de turmas e professore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Dados de alocação de turmas e professores atualizados;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Dados de alocação de turmas e professores;</text:span></text:span></text:p>
      <text:p text:style-name="P5"/>
      <text:p text:style-name="P3"><text:span text:style-name="Fonte_20_parág._20_padrão"><text:span text:style-name="T4">TC05 – Gerar alocações de turmas e professores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 quero gerar alocações de turmas e professores com o algoritmo do sistema;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dados acadêmicos previamente cadastrados; Estar na página de geração de alocação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Grade de alocação gerada;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Nenhum dado necessário.</text:span></text:span></text:p>
      <text:p text:style-name="P5"/>
      <text:p text:style-name="P3"><text:span text:style-name="Fonte_20_parág._20_padrão"><text:span text:style-name="T4">TC06 – Gerar relatórios de alocação de uma turma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quero gerar relatórios de alocação de turmas em formato de lista.</text:span></text:span></text:p>
      <text:p text:style-name="P3"><text:soft-page-break/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dados de alocação de turmas previamente cadastrados; Estar na página de detalhes de alocações de turma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Relatório gerado e baixado pelo lado do cliente;</text:span></text:span></text:p>
      <text:p text:style-name="P3"><text:span text:style-name="Fonte_20_parág._20_padrão"><text:span text:style-name="T6">Data required</text:span></text:span><text:span text:style-name="Fonte_20_parág._20_padrão"><text:span text:style-name="T11">: Nenhum dado necessário.</text:span></text:span></text:p>
      <text:p text:style-name="P5"/>
      <text:p text:style-name="P3"><text:span text:style-name="Fonte_20_parág._20_padrão"><text:span text:style-name="T4">TC07 – Gerar relatórios de grade de alocação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quero gerar relatórios de alocação de turmas em formato de grade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dados de alocação de turmas previamente cadastrados; Estar na página de detalhes de grade de alocação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Relatório gerado e baixado pelo lado do cliente;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Nenhum dado necessário.</text:span></text:span></text:p>
      <text:p text:style-name="P5"/>
      <text:p text:style-name="P3"><text:span text:style-name="Fonte_20_parág._20_padrão"><text:span text:style-name="T4">TC08 – Gerar relatórios de salas de uma turma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quero gerar relatórios de alocação de uma turma específica em formato de lista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dados de alocação de uma turma específica previamente cadastrados; Estar na página de detalhes da alocação de uma turma específica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Relatório gerado e baixado pelo lado do cliente;</text:span></text:span></text:p>
      <text:p text:style-name="P3"><text:span text:style-name="Fonte_20_parág._20_padrão"><text:span text:style-name="T6">Data required</text:span></text:span><text:span text:style-name="Fonte_20_parág._20_padrão"><text:span text:style-name="T11">: Nenhum dado necessário.</text:span></text:span></text:p>
      <text:p text:style-name="P5"/>
      <text:p text:style-name="P3"><text:span text:style-name="Fonte_20_parág._20_padrão"><text:span text:style-name="T4">TC09 – Gerar relatórios de turmas sem alocação física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eu sou um funcionário da secretaria,quero gerar relatórios de turmas que não possuem alocação física em formato de lista;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dados de turmas previamente cadastrados e não alocados em espaços físicos; Estar na página de listagem de turmas sem alocação em espaço físico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Relatório gerado e baixado pelo lado do cliente;</text:span></text:span></text:p>
      <text:p text:style-name="P3"><text:span text:style-name="Fonte_20_parág._20_padrão"><text:span text:style-name="T6">Data required</text:span></text:span><text:span text:style-name="Fonte_20_parág._20_padrão"><text:span text:style-name="T11">: Nenhum dado necessário.</text:span></text:span></text:p>
      <text:p text:style-name="P5"/>
      <text:p text:style-name="P3"><text:span text:style-name="Fonte_20_parág._20_padrão"><text:span text:style-name="T4">TC10 – Visualizar solicitações de alteração como funcionário da secretari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sou um funcionário da secretaria, quero poder visualizer as solicitações pendentes de alteração de alocações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funcionário da secretaria; Haver solicitações de alteração pendente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Solicitações apresentadas ao funcionário da secretaria que as requisitou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Nenhum dado necessário</text:span></text:span></text:p>
      <text:p text:style-name="P5"/>
      <text:p text:style-name="P3"><text:span text:style-name="Fonte_20_parág._20_padrão"><text:span text:style-name="T4">TC11 – Realizar solicitações de alteração como professor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Dado que sou um professor, quero poder fazer solicitações de alteração das alocações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3">loggado</text:span></text:span><text:span text:style-name="Fonte_20_parág._20_padrão"><text:span text:style-name="T10"> como professor; Alocações ja terem sido geradas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Solicitações de alteração salvas no Sistema para o funcionário da secretaria analisa-las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</text:span></text:span><text:span text:style-name="Fonte_20_parág._20_padrão"><text:span text:style-name="T11">Nenhum dado necessário</text:span></text:span></text:p>
      <text:p text:style-name="P5"/>
      <text:p text:style-name="P3"><text:soft-page-break/><text:span text:style-name="Fonte_20_parág._20_padrão"><text:span text:style-name="T4">TC12 – Consultar alocação de uma sal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Quero poder consultar como está a alocação de uma sala. 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2">loggado </text:span></text:span><text:span text:style-name="Fonte_20_parág._20_padrão"><text:span text:style-name="T10">no Sistema; Alocação das salas ja foi feita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Alocação da sala mostrada ao usuário que a requisitou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Dados de alocação de cada sala</text:span></text:span></text:p>
      <text:p text:style-name="P6"/>
      <text:p text:style-name="P3"><text:span text:style-name="Fonte_20_parág._20_padrão"><text:span text:style-name="T4">TC13 – Consultar sala de uma turm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Quero poder consultar a qual sala uma determinada turma pertence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2">loggado</text:span></text:span><text:span text:style-name="Fonte_20_parág._20_padrão"><text:span text:style-name="T10"> no Sistema; Turmas ja foram alocadas no em salas de aula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Sala de uma determinada turma é mostrada ao usuário que a requisitou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Dados de alocação de uma determinada turma</text:span></text:span></text:p>
      <text:p text:style-name="P5"/>
      <text:p text:style-name="P3"><text:span text:style-name="Fonte_20_parág._20_padrão"><text:span text:style-name="T4">TC14 – Consultar turmas sem alocação física:</text:span></text:span></text:p>
      <text:p text:style-name="P3"><text:span text:style-name="Fonte_20_parág._20_padrão"><text:span text:style-name="T8">Description</text:span></text:span><text:span text:style-name="Fonte_20_parág._20_padrão"><text:span text:style-name="T10">: Quero poder ver quais turmas ainda não possuem alocação física.</text:span></text:span></text:p>
      <text:p text:style-name="P3"><text:span text:style-name="Fonte_20_parág._20_padrão"><text:span text:style-name="T8">Pre-conditions</text:span></text:span><text:span text:style-name="Fonte_20_parág._20_padrão"><text:span text:style-name="T10">: Estar </text:span></text:span><text:span text:style-name="Fonte_20_parág._20_padrão"><text:span text:style-name="T12">loggado</text:span></text:span><text:span text:style-name="Fonte_20_parág._20_padrão"><text:span text:style-name="T10"> no Sistema; Haver turmas que não puderam ser alocadas;</text:span></text:span></text:p>
      <text:p text:style-name="P3"><text:span text:style-name="Fonte_20_parág._20_padrão"><text:span text:style-name="T8">Post-conditions</text:span></text:span><text:span text:style-name="Fonte_20_parág._20_padrão"><text:span text:style-name="T10">: Lista com turmas que não foram alocadas é apresentada ao usuário que a requisitou</text:span></text:span></text:p>
      <text:p text:style-name="P3"><text:span text:style-name="Fonte_20_parág._20_padrão"><text:span text:style-name="T5">Data required</text:span></text:span><text:span text:style-name="Fonte_20_parág._20_padrão"><text:span text:style-name="T9">: Dados das turmas que não foram alocadas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fo:hyphenate="false"/>
    </style:style>
    <style:style style:name="Footer" style:family="paragraph" style:parent-style-name="Standard" style:class="extra">
      <style:paragraph-properties fo:text-align="center" style:justify-single-word="false" fo:hyphenation-ladder-count="no-limit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p" style:family="paragraph" style:parent-style-name="Standard">
      <style:paragraph-properties fo:margin-top="0.141cm" fo:margin-bottom="0.141cm" loext:contextual-spacing="false" fo:hyphenation-ladder-count="no-limit"/>
      <style:text-properties fo:hyphenate="false"/>
    </style:style>
    <style:style style:name="bu" style:family="paragraph" style:parent-style-name="Standard" style:list-style-name="WW8Num20">
      <style:paragraph-properties fo:hyphenation-ladder-count="no-limit">
        <style:tab-stops>
          <style:tab-stop style:position="1.905cm"/>
        </style:tab-stops>
      </style:paragraph-properties>
      <style:text-properties fo:hyphenate="false"/>
    </style:style>
    <style:style style:name="mess" style:family="paragraph" style:parent-style-name="bp">
      <style:paragraph-properties fo:margin-left="0.603cm" fo:margin-right="0cm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proc" style:family="paragraph" style:parent-style-name="Standard" style:list-style-name="WW8Num13">
      <style:paragraph-properties fo:margin-top="0.141cm" fo:margin-bottom="0.141cm" loext:contextual-spacing="false" fo:hyphenation-ladder-count="no-limit"/>
      <style:text-properties fo:hyphenate="false"/>
    </style:style>
    <style:style style:name="head" style:family="paragraph" style:parent-style-name="Standard">
      <style:paragraph-properties fo:margin-top="0.212cm" fo:margin-bottom="0.212cm" loext:contextual-spacing="false" fo:hyphenation-ladder-count="no-limit"/>
      <style:text-properties fo:font-weight="bold" style:font-weight-asian="bold" fo:hyphenate="false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name-asian="Arial" style:font-family-asian="Arial" style:font-family-generic-asian="swiss" style:font-pitch-asian="variable" style:font-size-asian="9pt" style:language-asian="pt" style:country-asian="BR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weight="bold" style:font-weight-asian="bold" fo:hyphenate="false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hyphenation-ladder-count="no-limit" fo:text-indent="0cm" style:auto-text-indent="false">
        <style:tab-stops/>
      </style:paragraph-properties>
      <style:text-properties fo:text-transform="uppercase" style:font-name="Courier" fo:font-family="Courier" style:font-family-generic="modern" style:font-pitch="fixed" fo:font-size="12pt" style:font-name-asian="Courier" style:font-family-asian="Courier" style:font-family-generic-asian="modern" style:font-pitch-asian="fixed" style:font-size-asian="12pt" style:font-name-complex="Courier" style:font-family-complex="Courier" style:font-family-generic-complex="modern" style:font-pitch-complex="fixed" fo:hyphenate="false"/>
    </style:style>
    <style:style style:name="bu_27_" style:display-name="bu'" style:family="paragraph" style:parent-style-name="proc" style:list-style-name="WW8Num14">
      <style:paragraph-properties fo:hyphenation-ladder-count="no-limit"/>
      <style:text-properties fo:hyphenate="false"/>
    </style:style>
    <style:style style:name="note" style:family="paragraph" style:parent-style-name="bp">
      <style:paragraph-properties fo:margin-left="1.556cm" fo:margin-right="0cm" fo:hyphenation-ladder-count="no-limit" fo:text-indent="-1.556cm" style:auto-text-indent="false">
        <style:tab-stops/>
      </style:paragraph-properties>
      <style:text-properties fo:hyphenate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 fo:hyphenation-ladder-count="no-limit">
        <style:tab-stops>
          <style:tab-stop style:position="0.635cm"/>
          <style:tab-stop style:position="1.27cm"/>
        </style:tab-stops>
      </style:paragraph-properties>
      <style:text-properties fo:color="#000000" fo:font-size="12pt" style:font-size-asian="12pt" fo:hyphenate="false"/>
    </style:style>
    <style:style style:name="Indent" style:family="paragraph" style:parent-style-name="bu" style:list-style-name="WW8Num20">
      <style:paragraph-properties fo:margin-left="1.27cm" fo:margin-right="0cm" fo:margin-top="0cm" fo:margin-bottom="0.423cm" loext:contextual-spacing="false" style:line-height-at-least="0.459cm" fo:text-align="justify" style:justify-single-word="false" fo:hyphenation-ladder-count="no-limit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 fo:hyphenate="false"/>
    </style:style>
    <style:style style:name="d1" style:family="paragraph" style:parent-style-name="Standard" style:list-style-name="WW8Num16">
      <style:paragraph-properties fo:hyphenation-ladder-count="no-limit"/>
      <style:text-properties fo:hyphenate="false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hyphenation-ladder-count="no-limit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0" style:family="text">
      <style:text-properties style:font-name="Wingdings" fo:font-family="Wingdings" style:font-family-generic="system" style:font-pitch="variable" style:font-charset="x-symbol" fo:font-size="8pt" style:font-name-asian="Wingdings" style:font-family-asian="Wingdings" style:font-family-generic-asian="system" style:font-pitch-asian="variable" style:font-charset-asian="x-symbol" style:font-size-asian="8pt" style:font-name-complex="Wingdings" style:font-family-complex="Wingdings" style:font-family-generic-complex="system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>
      <style:text-properties fo:font-size="10pt" style:font-size-asian="10pt"/>
    </style:style>
    <style:style style:name="Comment_20_Reference" style:display-name="Comment Reference" style:family="text" style:parent-style-name="Fonte_20_parág._20_padrão">
      <style:text-properties fo:font-size="8pt" style:font-size-asian="8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rrormessage" style:family="text" style:parent-style-name="Fonte_20_parág._20_padrão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18LVL2" style:display-name="WW_CharLFO18LVL2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Wingdings" style:font-family-complex="Wingdings" style:font-family-generic-complex="system" style:font-pitch-complex="variable" style:font-charset-complex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1" style:display-name="WW_CharLFO30LVL1" style:family="text">
      <style:text-properties style:font-name="Liberation Serif" fo:font-family="'Liberation Serif'" style:font-family-generic="roman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5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56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26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96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66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36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906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7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4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8LVL2" text:bullet-char="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text:bullet-char="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3LVL1" text:bullet-char="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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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0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Liberation Serif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da1ec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Gerenciamento de Espaço Físico – </text:span></text:span><text:span text:style-name="Fonte_20_parág._20_padrão"><text:span text:style-name="MT2">Casos de teste</text:span></text:span></text:p>
      </style:header>
      <style:footer>
        <text:p text:style-name="MP2"><text:span text:style-name="Fonte_20_parág._20_padrão"><text:span text:style-name="MT3">Page </text:span></text:span><text:span text:style-name="Fonte_20_parág._20_padrão"><text:span text:style-name="MT3"><text:page-number text:select-page="current">3</text:page-number></text:span></text:span><text:span text:style-name="Fonte_20_parág._20_padrão"><text:span text:style-name="MT3"> of </text:span></text:span><text:span text:style-name="Fonte_20_parág._20_padrão"><text:span text:style-name="MT3"><text:page-count style:num-format="1">3</text:page-count></text:span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Test Cases</dc:title>
    <dc:subject>&lt;Project&gt;&lt;optional: use-case name&gt;</dc:subject>
    <meta:creation-date>2016-09-06T13:15:36.054000000</meta:creation-date>
    <meta:editing-cycles>3</meta:editing-cycles>
    <meta:editing-duration>PT4M23S</meta:editing-duration>
    <dc:date>2016-10-19T20:25:20.324000000</dc:date>
    <meta:document-statistic meta:table-count="0" meta:image-count="0" meta:object-count="0" meta:page-count="3" meta:paragraph-count="72" meta:word-count="895" meta:character-count="6271" meta:non-whitespace-character-count="5431"/>
  </office:meta>
</office:document-meta>
</file>